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JetBrains Mono" fo:font-size="10pt" style:font-size-asian="10pt" style:font-size-complex="10pt"/>
    </style:style>
    <style:style style:name="P2" style:family="paragraph" style:parent-style-name="Heading_20_3">
      <style:text-properties officeooo:paragraph-rsid="00093644"/>
    </style:style>
    <style:style style:name="P3" style:family="paragraph" style:parent-style-name="Heading_20_3">
      <style:text-properties officeooo:paragraph-rsid="000e0dec"/>
    </style:style>
    <style:style style:name="P4" style:family="paragraph" style:parent-style-name="Standard">
      <style:text-properties style:font-name="JetBrains Mono" fo:font-size="10pt" officeooo:paragraph-rsid="000e0dec" style:font-size-asian="10pt" style:font-size-complex="10pt"/>
    </style:style>
    <style:style style:name="P5" style:family="paragraph" style:parent-style-name="Standard">
      <style:text-properties style:font-name="JetBrains Mono" fo:font-size="10pt" officeooo:paragraph-rsid="00144c24" style:font-size-asian="10pt" style:font-size-complex="10pt"/>
    </style:style>
    <style:style style:name="P6" style:family="paragraph" style:parent-style-name="Standard">
      <style:text-properties officeooo:paragraph-rsid="000e0dec"/>
    </style:style>
    <style:style style:name="P7" style:family="paragraph" style:parent-style-name="Standard">
      <style:text-properties style:font-name="JetBrains Mono" fo:font-size="10pt" officeooo:rsid="0013eee6" officeooo:paragraph-rsid="0013eee6" style:font-size-asian="10pt" style:font-size-complex="10pt"/>
    </style:style>
    <style:style style:name="P8" style:family="paragraph" style:parent-style-name="Heading_20_3">
      <style:text-properties officeooo:paragraph-rsid="00106f4c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style:font-name="JetBrains Mono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JetBrains Mono" fo:font-size="10pt" officeooo:rsid="0013eee6" officeooo:paragraph-rsid="0015afa2" style:font-size-asian="10pt" style:font-size-complex="10pt"/>
    </style:style>
    <style:style style:name="P12" style:family="paragraph" style:parent-style-name="Heading_20_3">
      <style:text-properties officeooo:paragraph-rsid="0016549b"/>
    </style:style>
    <style:style style:name="P13" style:family="paragraph" style:parent-style-name="Standard">
      <style:text-properties fo:font-size="14pt" fo:font-weight="bold" officeooo:rsid="0016be07" officeooo:paragraph-rsid="0016be07" style:font-size-asian="14pt" style:font-weight-asian="bold" style:font-size-complex="14pt" style:font-weight-complex="bold"/>
    </style:style>
    <style:style style:name="T1" style:family="text">
      <style:text-properties officeooo:rsid="000879cf"/>
    </style:style>
    <style:style style:name="T2" style:family="text">
      <style:text-properties officeooo:rsid="00093644"/>
    </style:style>
    <style:style style:name="T3" style:family="text">
      <style:text-properties officeooo:rsid="000e0dec"/>
    </style:style>
    <style:style style:name="T4" style:family="text">
      <style:text-properties officeooo:rsid="000e83ff"/>
    </style:style>
    <style:style style:name="T5" style:family="text">
      <style:text-properties officeooo:rsid="00144c24"/>
    </style:style>
    <style:style style:name="T6" style:family="text">
      <style:text-properties officeooo:rsid="000c2f98"/>
    </style:style>
    <style:style style:name="T7" style:family="text">
      <style:text-properties officeooo:rsid="0009ad08"/>
    </style:style>
    <style:style style:name="T8" style:family="text">
      <style:text-properties officeooo:rsid="000b1b8d"/>
    </style:style>
    <style:style style:name="T9" style:family="text">
      <style:text-properties officeooo:rsid="0015afa2"/>
    </style:style>
    <style:style style:name="T10" style:family="text">
      <style:text-properties officeooo:rsid="00106f4c"/>
    </style:style>
    <style:style style:name="T11" style:family="text">
      <style:text-properties officeooo:rsid="0011cef5"/>
    </style:style>
    <style:style style:name="T12" style:family="text">
      <style:text-properties officeooo:rsid="00136473"/>
    </style:style>
    <style:style style:name="T13" style:family="text">
      <style:text-properties style:font-name="JetBrains Mono" fo:font-size="10pt" style:font-size-asian="10pt" style:font-size-complex="10pt"/>
    </style:style>
    <style:style style:name="T14" style:family="text">
      <style:text-properties officeooo:rsid="0016549b"/>
    </style:style>
    <style:style style:name="T15" style:family="text">
      <style:text-properties officeooo:rsid="00168369"/>
    </style:style>
    <style:style style:name="T16" style:family="text">
      <style:text-properties officeooo:rsid="0016be07"/>
    </style:style>
    <style:style style:name="T17" style:family="text">
      <style:text-properties officeooo:rsid="00182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R1 Configuration</text:h>
      <text:p text:style-name="P1">enable</text:p>
      <text:p text:style-name="P1">configure terminal</text:p>
      <text:p text:style-name="P1">hostname R1</text:p>
      <text:p text:style-name="P1"/>
      <text:p text:style-name="P1">interface FastEthernet0/0</text:p>
      <text:p text:style-name="P1"><text:s/>ip address 192.168.10.49 255.255.255.248</text:p>
      <text:p text:style-name="P1"><text:s/>no shutdown</text:p>
      <text:p text:style-name="P1"/>
      <text:p text:style-name="P1">interface FastEthernet0/1</text:p>
      <text:p text:style-name="P1"><text:s/>ip address 192.168.10.<text:span text:style-name="T1">26</text:span> 255.255.255.248</text:p>
      <text:p text:style-name="P1"><text:s/>no shutdown</text:p>
      <text:p text:style-name="P1"/>
      <text:p text:style-name="P1">router ospf 1</text:p>
      <text:p text:style-name="P1"><text:s/>router-id 1.1.1.1</text:p>
      <text:p text:style-name="P1"><text:s/>network 192.168.10.48 0.0.0.7 area 0</text:p>
      <text:p text:style-name="P1"><text:s/>network 192.168.10.<text:span text:style-name="T1">24</text:span> 0.0.0.7 area 0</text:p>
      <text:p text:style-name="P1"/>
      <text:p text:style-name="P1">end</text:p>
      <text:p text:style-name="P1">write memory</text:p>
      <text:p text:style-name="Standard"/>
      <text:p text:style-name="Standard"/>
      <text:p text:style-name="Standard"/>
      <text:h text:style-name="P2" text:outline-level="3">R<text:span text:style-name="T2">3</text:span> Configuration</text:h>
      <text:p text:style-name="P1">enable</text:p>
      <text:p text:style-name="P1">configure terminal</text:p>
      <text:p text:style-name="P1">hostname R3</text:p>
      <text:p text:style-name="P1"/>
      <text:p text:style-name="P1">interface FastEthernet0/0</text:p>
      <text:p text:style-name="P1"><text:s/>ip address 192.168.10.<text:span text:style-name="T2">34</text:span> 255.255.255.248</text:p>
      <text:p text:style-name="P1"><text:s/>no shutdown</text:p>
      <text:p text:style-name="P1"/>
      <text:p text:style-name="P1">interface FastEthernet0/1</text:p>
      <text:p text:style-name="P1"><text:s/>description Connection to Network-6 (PC2, PC3)</text:p>
      <text:p text:style-name="P1"><text:s/>ip address 192.168.10.41 255.255.255.248</text:p>
      <text:p text:style-name="P1"><text:s/>no shutdown</text:p>
      <text:p text:style-name="P1"/>
      <text:p text:style-name="P1">router ospf 1</text:p>
      <text:p text:style-name="P1"><text:s/>router-id 3.3.3.3</text:p>
      <text:p text:style-name="P1"><text:s/>network 192.168.10.40 0.0.0.7 area 0</text:p>
      <text:p text:style-name="P1"><text:s/>network 192.168.10.32 0.0.0.7 area 0</text:p>
      <text:p text:style-name="P1"/>
      <text:p text:style-name="P1">end</text:p>
      <text:p text:style-name="P1">write memory</text:p>
      <text:p text:style-name="P1"/>
      <text:p text:style-name="P1"/>
      <text:p text:style-name="Standard"/>
      <text:p text:style-name="Standard"/>
      <text:p text:style-name="Standard"/>
      <text:h text:style-name="P3" text:outline-level="3"><text:soft-page-break/>R<text:span text:style-name="T3">4 </text:span>Configuration</text:h>
      <text:p text:style-name="P4">enable</text:p>
      <text:p text:style-name="P4">configure terminal</text:p>
      <text:p text:style-name="P4">hostname R4</text:p>
      <text:p text:style-name="P4"/>
      <text:p text:style-name="P4">interface FastEthernet0/0</text:p>
      <text:p text:style-name="P4"><text:s/>ip address 192.168.10.<text:span text:style-name="T3">35</text:span> 255.255.255.248</text:p>
      <text:p text:style-name="P4"><text:s/>no shutdown</text:p>
      <text:p text:style-name="P4"/>
      <text:p text:style-name="P4">interface FastEthernet0/1</text:p>
      <text:p text:style-name="P4"><text:s/>ip address 192.168.10.<text:span text:style-name="T3">57</text:span> 255.255.255.248</text:p>
      <text:p text:style-name="P4"><text:s/>no shutdown</text:p>
      <text:p text:style-name="P4"/>
      <text:p text:style-name="P4">router eigrp 100</text:p>
      <text:p text:style-name="P4"><text:s/>network 192.168.10.<text:span text:style-name="T4">56</text:span> 0.0.0.<text:span text:style-name="T4">3</text:span></text:p>
      <text:p text:style-name="P4"><text:s/>network 192.168.10.32 0.0.0.7</text:p>
      <text:p text:style-name="P4"><text:s/>auto-summary</text:p>
      <text:p text:style-name="P5"/>
      <text:p text:style-name="P5">router ospf 1</text:p>
      <text:p text:style-name="P5"><text:s/>router-id <text:span text:style-name="T5">4.4.4.4</text:span></text:p>
      <text:p text:style-name="P5"><text:s/>network 192.168.10.32 0.0.0.7 area 0</text:p>
      <text:p text:style-name="P4"/>
      <text:p text:style-name="P4">end</text:p>
      <text:p text:style-name="P4">write memory</text:p>
      <text:p text:style-name="P6"/>
      <text:h text:style-name="P2" text:outline-level="3">R<text:span text:style-name="T6">5</text:span> Configuration</text:h>
      <text:p text:style-name="P1">enable</text:p>
      <text:p text:style-name="P1">configure terminal</text:p>
      <text:p text:style-name="P1">hostname R<text:span text:style-name="T3">5</text:span></text:p>
      <text:p text:style-name="P1"/>
      <text:p text:style-name="P1">interface FastEthernet0/0</text:p>
      <text:p text:style-name="P1"><text:s/>ip address 192.168.10.<text:span text:style-name="T7">2</text:span>7 255.255.255.248</text:p>
      <text:p text:style-name="P1"><text:s/>no shutdown</text:p>
      <text:p text:style-name="P1"/>
      <text:p text:style-name="P1">interface FastEthernet0/1</text:p>
      <text:p text:style-name="P1"><text:s/>ip address 192.168.10.<text:span text:style-name="T8">33</text:span> 255.255.255.248</text:p>
      <text:p text:style-name="P1"><text:s/>no shutdown</text:p>
      <text:p text:style-name="P1"/>
      <text:p text:style-name="P1">router eigrp 100</text:p>
      <text:p text:style-name="P1"><text:s/>network 192.168.10.32 0.0.0.7</text:p>
      <text:p text:style-name="P1"><text:s/>auto-summary</text:p>
      <text:p text:style-name="P1"/>
      <text:p text:style-name="P1"/>
      <text:p text:style-name="P7">router ospf 1</text:p>
      <text:p text:style-name="P7"><text:s text:c="2"/><text:span text:style-name="T9">router-id 5.5.5.5</text:span></text:p>
      <text:p text:style-name="P7"><text:s text:c="2"/>network 192.168.10.24 0.0.0.3 area 0</text:p>
      <text:p text:style-name="P7"><text:s text:c="2"/>network 192.168.10.32 0.0.0.3 area 0</text:p>
      <text:p text:style-name="P7"/>
      <text:p text:style-name="P1">end</text:p>
      <text:p text:style-name="P1">write memory</text:p>
      <text:p text:style-name="Standard"><text:soft-page-break/></text:p>
      <text:h text:style-name="P8" text:outline-level="3">R<text:span text:style-name="T10">6</text:span> Configuration</text:h>
      <text:p text:style-name="P9"/>
      <text:p text:style-name="P10">enable</text:p>
      <text:p text:style-name="P10">configure terminal</text:p>
      <text:p text:style-name="P10">hostname R6</text:p>
      <text:p text:style-name="P10"/>
      <text:p text:style-name="P10">interface FastEthernet0/0</text:p>
      <text:p text:style-name="P10"><text:s/>ip address 192.168.10.2<text:span text:style-name="T11">5</text:span> 255.255.255.248</text:p>
      <text:p text:style-name="P10"><text:s/>no shutdown</text:p>
      <text:p text:style-name="P10"/>
      <text:p text:style-name="P10">interface FastEthernet0/1</text:p>
      <text:p text:style-name="P10"><text:s/>ip address 192.168.10.1<text:span text:style-name="T12">9</text:span> 255.255.255.248</text:p>
      <text:p text:style-name="P10"><text:s/>no shutdown</text:p>
      <text:p text:style-name="P1"/>
      <text:p text:style-name="P11">router ospf 1</text:p>
      <text:p text:style-name="P11"><text:s text:c="2"/><text:span text:style-name="T9">router-id 6.6.6.6</text:span></text:p>
      <text:p text:style-name="P11"><text:s text:c="2"/>network 192.168.10.24 0.0.0.3 area 0</text:p>
      <text:p text:style-name="P11"/>
      <text:p text:style-name="P10">router eigrp 100</text:p>
      <text:p text:style-name="P10"><text:s/>network 192.168.10.16 0.0.0.7</text:p>
      <text:p text:style-name="P10"><text:s/>auto-summary</text:p>
      <text:p text:style-name="P10"/>
      <text:p text:style-name="P10">end</text:p>
      <text:p text:style-name="P9"><text:span text:style-name="T13">write memory</text:span></text:p>
      <text:p text:style-name="P9"/>
      <text:h text:style-name="P12" text:outline-level="3">R<text:span text:style-name="T14">7</text:span> Configuration</text:h>
      <text:p text:style-name="P9"/>
      <text:p text:style-name="P10">enable</text:p>
      <text:p text:style-name="P10">configure terminal</text:p>
      <text:p text:style-name="P10">hostname R7</text:p>
      <text:p text:style-name="P10"/>
      <text:p text:style-name="P10">interface FastEthernet0/0</text:p>
      <text:p text:style-name="P10"><text:s/>ip address 192.168.10.<text:span text:style-name="T15">1</text:span> 255.255.255.<text:span text:style-name="T15">248</text:span></text:p>
      <text:p text:style-name="P10"><text:s/>no shutdown</text:p>
      <text:p text:style-name="P10"/>
      <text:p text:style-name="P10">interface FastEthernet0/1</text:p>
      <text:p text:style-name="P10"><text:s/>description Connection to Network-1 (Server-4)</text:p>
      <text:p text:style-name="P10"><text:s/>ip address 192.168.10.1<text:span text:style-name="T16">7</text:span> 255.255.255.248</text:p>
      <text:p text:style-name="P10"><text:s/>no shutdown</text:p>
      <text:p text:style-name="P10"/>
      <text:p text:style-name="P10"/>
      <text:p text:style-name="P10">router bgp 200</text:p>
      <text:p text:style-name="P10"><text:s/>bgp router-id 7.7.7.7</text:p>
      <text:p text:style-name="P10"><text:s/>neighbor 192.168.10.58 remote-as 100</text:p>
      <text:p text:style-name="P10"><text:s/>network 192.168.10.0 mask 255.255.255.248</text:p>
      <text:p text:style-name="P10"><text:s/>network 192.168.10.<text:span text:style-name="T16">16</text:span> mask 255.255.255.248</text:p>
      <text:p text:style-name="P10">!</text:p>
      <text:p text:style-name="P10">end</text:p>
      <text:p text:style-name="P10">write memory</text:p>
      <text:p text:style-name="P10"><text:soft-page-break/></text:p>
      <text:p text:style-name="P9"/>
      <text:p text:style-name="P13">R8 Configuration</text:p>
      <text:p text:style-name="P10">enable</text:p>
      <text:p text:style-name="P10">configure terminal</text:p>
      <text:p text:style-name="P10">hostname R8</text:p>
      <text:p text:style-name="P10"/>
      <text:p text:style-name="P10">interface FastEthernet0/0</text:p>
      <text:p text:style-name="P10"><text:s/>ip address 192.168.10.<text:span text:style-name="T17">18</text:span> 255.255.255.248</text:p>
      <text:p text:style-name="P10"><text:s/>no shutdown</text:p>
      <text:p text:style-name="P10"/>
      <text:p text:style-name="P10">interface FastEthernet0/1</text:p>
      <text:p text:style-name="P10"><text:s/>ip address 192.168.10.<text:span text:style-name="T17">9</text:span> 255.255.255.248</text:p>
      <text:p text:style-name="P10"><text:s/>no shutdown</text:p>
      <text:p text:style-name="P10"/>
      <text:p text:style-name="P10">router eigrp 100</text:p>
      <text:p text:style-name="P10"><text:s/>network 192.168.10.<text:span text:style-name="T17">8</text:span> 0.0.0.7</text:p>
      <text:p text:style-name="P10"><text:s/>network 192.168.10.16 0.0.0.7</text:p>
      <text:p text:style-name="P10"><text:s/>auto-summary</text:p>
      <text:p text:style-name="P10"/>
      <text:p text:style-name="P10">end</text:p>
      <text:p text:style-name="P10">write mem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01:59:42.337502926</meta:creation-date>
    <dc:date>2025-11-17T02:29:40.381230549</dc:date>
    <meta:editing-duration>PT19M27S</meta:editing-duration>
    <meta:editing-cycles>21</meta:editing-cycles>
    <meta:generator>LibreOffice/25.8.3.2$Linux_X86_64 LibreOffice_project/36fba6fe035976f8f639ceb7793b8c12ae9d5be3</meta:generator>
    <meta:document-statistic meta:table-count="0" meta:image-count="0" meta:object-count="0" meta:page-count="4" meta:paragraph-count="124" meta:word-count="311" meta:character-count="2556" meta:non-whitespace-character-count="2307"/>
  </office:meta>
</office:document-meta>
</file>